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84000001F4AC95E36619673D2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4.3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55cm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2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.273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3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88cm" svg:height="2.221cm" svg:x="3.612cm" svg:y="1.779cm">
          <draw:text-box>
            <text:p><text:span text:style-name="T1">81-KRM55WR71J226MH1K</text:span></text:p>
            <text:p><text:span text:style-name="T1">22u 63V</text:span></text:p>
            <text:p><text:span text:style-name="T1">Oder </text:span></text:p>
            <text:p><text:span text:style-name="T1">KRM55QR72A106KH01L</text:span></text:p>
            <text:p><text:span text:style-name="T1">10u 100V</text:span></text:p>
          </draw:text-box>
        </draw:frame>
        <draw:frame draw:style-name="gr2" draw:text-style-name="P1" draw:layer="layout" svg:width="3.055cm" svg:height="1.039cm" svg:x="20cm" svg:y="7.961cm">
          <draw:text-box>
            <text:p><text:span text:style-name="T1">710-744043101 </text:span></text:p>
            <text:p><text:span text:style-name="T1">100u</text:span></text:p>
          </draw:text-box>
        </draw:frame>
        <draw:frame draw:style-name="gr3" draw:text-style-name="P2" draw:layer="layout" svg:width="13.13cm" svg:height="7.294cm" svg:x="4cm" svg:y="4cm">
          <draw:image xlink:href="Pictures/1000000000000384000001F4AC95E36619673D2F.png" xlink:type="simple" xlink:show="embed" xlink:actuate="onLoad">
            <text:p/>
          </draw:image>
        </draw:frame>
        <draw:line draw:style-name="gr4" draw:text-style-name="P3" draw:layer="layout" svg:x1="7.5cm" svg:y1="7.5cm" svg:x2="6.5cm" svg:y2="8cm">
          <text:p/>
        </draw:line>
        <draw:line draw:style-name="gr5" draw:text-style-name="P3" draw:layer="layout" svg:x1="8.16cm" svg:y1="5.211cm" svg:x2="8.14cm" svg:y2="6.342cm">
          <text:p text:style-name="P2"><text:s text:c="4"/></text:p>
        </draw:line>
        <draw:custom-shape draw:style-name="gr6" draw:text-style-name="P4" draw:layer="layout" svg:width="0.2cm" svg:height="0.2cm" svg:x="8.0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5.074cm" svg:height="0.645cm" svg:x="14.926cm" svg:y="6.355cm">
          <draw:text-box>
            <text:p><text:span text:style-name="T1">851-CDR7D43MNNP120NC </text:span></text:p>
          </draw:text-box>
        </draw:frame>
        <draw:frame draw:style-name="gr8" draw:text-style-name="P1" draw:layer="layout" svg:width="4.773cm" svg:height="1.039cm" svg:x="15.727cm" svg:y="10cm">
          <draw:text-box>
            <text:p><text:span text:style-name="T1">81-GRM21BR60J107ME5L</text:span></text:p>
            <text:p><text:span text:style-name="T1">0805 <text:s/>100u 6.3V</text:span></text:p>
          </draw:text-box>
        </draw:frame>
        <draw:frame draw:style-name="gr9" draw:text-style-name="P6" draw:layer="layout" svg:width="2.773cm" svg:height="0.607cm" svg:x="12.727cm" svg:y="7.893cm">
          <draw:text-box>
            <text:p text:style-name="P5"><text:span text:style-name="T2">621-DFLS260-7</text:span></text:p>
          </draw:text-box>
        </draw:frame>
        <draw:frame draw:style-name="gr7" draw:text-style-name="P1" draw:layer="layout" svg:width="5.074cm" svg:height="0.645cm" svg:x="8.426cm" svg:y="3.355cm">
          <draw:text-box>
            <text:p><text:span text:style-name="T1">584-3991EMSE-3.3PBF</text:span></text:p>
          </draw:text-box>
        </draw:frame>
        <draw:custom-shape draw:style-name="gr10" draw:text-style-name="P4" draw:layer="layout" svg:width="0.818cm" svg:height="0.209cm" svg:x="3cm" svg:y="5.17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14cm" svg:y1="5.292cm" svg:x2="1.394cm" svg:y2="5.291cm">
          <text:p text:style-name="P2"><text:s text:c="4"/></text:p>
        </draw:line>
        <draw:line draw:style-name="gr4" draw:text-style-name="P3" draw:layer="layout" svg:x1="5.5cm" svg:y1="4cm" svg:x2="6.181cm" svg:y2="7.049cm">
          <text:p/>
        </draw:line>
        <draw:frame draw:style-name="gr11" draw:text-style-name="P1" draw:layer="layout" svg:width="3cm" svg:height="3.403cm" svg:x="2cm" svg:y="5.961cm">
          <draw:text-box>
            <text:p><text:span text:style-name="T1">Drossel</text:span></text:p>
            <text:p><text:span text:style-name="T1">710-742792093</text:span></text:p>
            <text:p><text:span text:style-name="T1"/></text:p>
            <text:p><text:span text:style-name="T1">Daempfung,</text:span></text:p>
            <text:p><text:span text:style-name="T1">gegen Ueberspannung beim Einstecken </text:span></text:p>
          </draw:text-box>
        </draw:frame>
        <draw:frame draw:style-name="gr12" draw:text-style-name="P1" draw:layer="layout" svg:width="5.574cm" svg:height="1.433cm" svg:x="13.926cm" svg:y="4cm">
          <draw:text-box>
            <text:p><text:span text:style-name="T1">0.47 uF 16V X7R</text:span></text:p>
            <text:p><text:span text:style-name="T1">77-VJ0805Y474JXJTBC</text:span></text:p>
            <text:p><text:span text:style-name="T1"/></text:p>
          </draw:text-box>
        </draw:frame>
        <draw:line draw:style-name="gr4" draw:text-style-name="P3" draw:layer="layout" svg:x1="12.5cm" svg:y1="6.5cm" svg:x2="1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H54M37S</meta:editing-duration>
    <meta:editing-cycles>20</meta:editing-cycles>
    <meta:generator>LibreOffice/5.4.7.2$Windows_X86_64 LibreOffice_project/c838ef25c16710f8838b1faec480ebba495259d0</meta:generator>
    <dc:date>2018-07-12T21:08:25.172000000</dc:date>
    <meta:document-statistic meta:object-count="16"/>
  </office:meta>
</office:document-meta>
</file>